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abela1" style:family="table">
      <style:table-properties style:width="1.924cm" table:align="left"/>
    </style:style>
    <style:style style:name="Tabela1.A" style:family="table-column">
      <style:table-column-properties style:column-width="0.219cm"/>
    </style:style>
    <style:style style:name="Tabela1.B" style:family="table-column">
      <style:table-column-properties style:column-width="1.706cm"/>
    </style:style>
    <style:style style:name="Tabela1.A1" style:family="table-cell">
      <style:table-cell-properties style:vertical-align="middle" fo:padding="0.049cm" fo:border="none"/>
    </style:style>
    <style:style style:name="P1" style:family="paragraph" style:parent-style-name="Preformatted_20_Text">
      <style:text-properties officeooo:paragraph-rsid="00081903"/>
    </style:style>
    <style:style style:name="P2" style:family="paragraph" style:parent-style-name="Standard">
      <style:text-properties officeooo:paragraph-rsid="00081903"/>
    </style:style>
    <style:style style:name="P3" style:family="paragraph" style:parent-style-name="Preformatted_20_Text">
      <style:text-properties officeooo:paragraph-rsid="000df4a4"/>
    </style:style>
    <style:style style:name="P4" style:family="paragraph" style:parent-style-name="Preformatted_20_Text">
      <style:paragraph-properties fo:margin-top="0cm" fo:margin-bottom="0.499cm" style:contextual-spacing="false"/>
    </style:style>
    <style:style style:name="P5" style:family="paragraph" style:parent-style-name="Preformatted_20_Text">
      <loext:graphic-properties draw:fill="solid" draw:fill-color="#f8f8f8" draw:opacity="100%"/>
      <style:paragraph-properties fo:margin-top="0cm" fo:margin-bottom="0.499cm" style:contextual-spacing="false" fo:background-color="#f8f8f8"/>
    </style:style>
    <style:style style:name="P6" style:family="paragraph" style:parent-style-name="Preformatted_20_Text">
      <style:paragraph-properties fo:margin-top="0cm" fo:margin-bottom="0.499cm" style:contextual-spacing="false"/>
      <style:text-properties officeooo:paragraph-rsid="000bfb2c"/>
    </style:style>
    <style:style style:name="P7" style:family="paragraph" style:parent-style-name="Preformatted_20_Text">
      <style:paragraph-properties fo:margin-top="0cm" fo:margin-bottom="0.499cm" style:contextual-spacing="false"/>
      <style:text-properties officeooo:paragraph-rsid="0010cfb0"/>
    </style:style>
    <style:style style:name="P8" style:family="paragraph" style:parent-style-name="Standard">
      <style:text-properties officeooo:rsid="00046097" officeooo:paragraph-rsid="00046097"/>
    </style:style>
    <style:style style:name="P9" style:family="paragraph" style:parent-style-name="Standard">
      <style:paragraph-properties fo:text-align="center" style:justify-single-word="false"/>
      <style:text-properties fo:font-size="14pt" fo:font-weight="bold" officeooo:rsid="00046097" officeooo:paragraph-rsid="00046097"/>
    </style:style>
    <style:style style:name="P10" style:family="paragraph" style:parent-style-name="a">
      <style:paragraph-properties fo:text-align="center" style:justify-single-word="false"/>
      <style:text-properties fo:font-size="26pt" style:font-size-asian="26pt" style:font-size-complex="26pt"/>
    </style:style>
    <style:style style:name="P11" style:family="paragraph" style:parent-style-name="Preformatted_20_Text">
      <style:paragraph-properties fo:margin-top="0cm" fo:margin-bottom="0.499cm" style:contextual-spacing="false"/>
      <style:text-properties officeooo:paragraph-rsid="0027af41"/>
    </style:style>
    <style:style style:name="P12" style:family="paragraph" style:parent-style-name="Preformatted_20_Text">
      <style:text-properties officeooo:paragraph-rsid="0027af41"/>
    </style:style>
    <style:style style:name="P13" style:family="paragraph" style:parent-style-name="Standard">
      <style:text-properties officeooo:paragraph-rsid="0027af41"/>
    </style:style>
    <style:style style:name="P14" style:family="paragraph" style:parent-style-name="Preformatted_20_Text">
      <style:paragraph-properties fo:margin-top="0cm" fo:margin-bottom="0.499cm" style:contextual-spacing="false"/>
      <style:text-properties officeooo:paragraph-rsid="002c14e6"/>
    </style:style>
    <style:style style:name="P15" style:family="paragraph" style:parent-style-name="Preformatted_20_Text">
      <style:text-properties officeooo:paragraph-rsid="002c14e6"/>
    </style:style>
    <style:style style:name="P16" style:family="paragraph" style:parent-style-name="Preformatted_20_Text">
      <style:paragraph-properties fo:margin-top="0cm" fo:margin-bottom="0.499cm" style:contextual-spacing="false"/>
      <style:text-properties officeooo:paragraph-rsid="002d2385"/>
    </style:style>
    <style:style style:name="P17" style:family="paragraph" style:parent-style-name="Preformatted_20_Text">
      <style:text-properties officeooo:paragraph-rsid="002d2385"/>
    </style:style>
    <style:style style:name="P18" style:family="paragraph" style:parent-style-name="Preformatted_20_Text">
      <style:text-properties officeooo:paragraph-rsid="00293134"/>
    </style:style>
    <style:style style:name="P19" style:family="paragraph" style:parent-style-name="Preformatted_20_Text">
      <style:text-properties officeooo:paragraph-rsid="002b29e4"/>
    </style:style>
    <style:style style:name="P20" style:family="paragraph" style:parent-style-name="Preformatted_20_Text">
      <style:text-properties officeooo:paragraph-rsid="0030a718"/>
    </style:style>
    <style:style style:name="P21" style:family="paragraph" style:parent-style-name="Standard">
      <style:text-properties officeooo:paragraph-rsid="0030a718"/>
    </style:style>
    <style:style style:name="P22" style:family="paragraph" style:parent-style-name="Standard">
      <style:text-properties officeooo:paragraph-rsid="002ebad8"/>
    </style:style>
    <style:style style:name="P23" style:family="paragraph" style:parent-style-name="Standard">
      <style:text-properties officeooo:paragraph-rsid="0032f731"/>
    </style:style>
    <style:style style:name="P24" style:family="paragraph" style:parent-style-name="Standard">
      <style:text-properties officeooo:paragraph-rsid="0035235a"/>
    </style:style>
    <style:style style:name="P25" style:family="paragraph" style:parent-style-name="Preformatted_20_Text">
      <style:text-properties officeooo:paragraph-rsid="00081903"/>
    </style:style>
    <style:style style:name="P26" style:family="paragraph" style:parent-style-name="Standard">
      <style:text-properties officeooo:paragraph-rsid="00081903"/>
    </style:style>
    <style:style style:name="P27" style:family="paragraph" style:parent-style-name="Standard">
      <style:text-properties officeooo:paragraph-rsid="0032f731"/>
    </style:style>
    <style:style style:name="P28" style:family="paragraph" style:parent-style-name="Table_20_Contents">
      <style:text-properties fo:font-size="2pt" officeooo:rsid="0013270d" officeooo:paragraph-rsid="0013270d" style:font-size-asian="2pt" style:font-size-complex="2pt"/>
    </style:style>
    <style:style style:name="T1" style:family="text">
      <style:text-properties officeooo:rsid="00046097"/>
    </style:style>
    <style:style style:name="T2" style:family="text">
      <style:text-properties fo:color="#1e6a39" loext:opacity="100%" officeooo:rsid="00046097" fo:background-color="transparent" loext:char-shading-value="0"/>
    </style:style>
    <style:style style:name="T3" style:family="text">
      <style:text-properties fo:color="#1e6a39" loext:opacity="100%" officeooo:rsid="000df4a4" fo:background-color="transparent" loext:char-shading-value="0"/>
    </style:style>
    <style:style style:name="T4" style:family="text">
      <style:text-properties fo:color="#1e6a39" loext:opacity="100%" officeooo:rsid="0030a718" fo:background-color="transparent" loext:char-shading-value="0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officeooo:rsid="000a1f55" style:font-size-asian="12pt" style:font-size-complex="12pt"/>
    </style:style>
    <style:style style:name="T7" style:family="text">
      <style:text-properties fo:font-size="12pt" officeooo:rsid="000bfb2c" style:font-size-asian="12pt" style:font-size-complex="12pt"/>
    </style:style>
    <style:style style:name="T8" style:family="text">
      <style:text-properties fo:font-size="12pt" officeooo:rsid="0010cfb0" style:font-size-asian="12pt" style:font-size-complex="12pt"/>
    </style:style>
    <style:style style:name="T9" style:family="text">
      <style:text-properties fo:font-size="12pt" officeooo:rsid="0027af41" style:font-size-asian="12pt" style:font-size-complex="12pt"/>
    </style:style>
    <style:style style:name="T10" style:family="text">
      <style:text-properties fo:font-size="12pt" officeooo:rsid="00293134" style:font-size-asian="12pt" style:font-size-complex="12pt"/>
    </style:style>
    <style:style style:name="T11" style:family="text">
      <style:text-properties fo:font-size="12pt" officeooo:rsid="00328b1a" style:font-size-asian="12pt" style:font-size-complex="12pt"/>
    </style:style>
    <style:style style:name="T12" style:family="text">
      <style:text-properties fo:font-size="12pt" officeooo:rsid="0032f731" style:font-size-asian="12pt" style:font-size-complex="12pt"/>
    </style:style>
    <style:style style:name="T13" style:family="text">
      <style:text-properties fo:font-size="12pt" officeooo:rsid="0034220b" style:font-size-asian="12pt" style:font-size-complex="12pt"/>
    </style:style>
    <style:style style:name="T14" style:family="text">
      <style:text-properties fo:font-size="12pt" officeooo:rsid="003517ce" style:font-size-asian="12pt" style:font-size-complex="12pt"/>
    </style:style>
    <style:style style:name="T15" style:family="text">
      <style:text-properties style:font-name="Liberation Mono" fo:font-size="12pt" officeooo:rsid="000bfb2c" style:font-name-asian="Liberation Mono" style:font-size-asian="12pt" style:font-name-complex="Liberation Mono" style:font-size-complex="12pt"/>
    </style:style>
    <style:style style:name="T16" style:family="text">
      <style:text-properties style:font-name="Liberation Mono" fo:font-size="12pt" officeooo:rsid="00293134" style:font-name-asian="Liberation Mono" style:font-size-asian="12pt" style:font-name-complex="Liberation Mono" style:font-size-complex="12pt"/>
    </style:style>
    <style:style style:name="T17" style:family="text">
      <style:text-properties style:font-name="Liberation Mono" fo:font-size="12pt" officeooo:rsid="0034220b" style:font-name-asian="Liberation Mono" style:font-size-asian="12pt" style:font-name-complex="Liberation Mono" style:font-size-complex="12pt"/>
    </style:style>
    <style:style style:name="T18" style:family="text">
      <style:text-properties style:font-name="Liberation Mono" fo:font-size="10pt" officeooo:rsid="000f2621" style:font-name-asian="Liberation Mono" style:font-size-asian="10pt" style:font-name-complex="Liberation Mono" style:font-size-complex="10pt"/>
    </style:style>
    <style:style style:name="T19" style:family="text">
      <style:text-properties officeooo:rsid="0010cfb0"/>
    </style:style>
    <style:style style:name="T20" style:family="text">
      <style:text-properties officeooo:rsid="002d2385"/>
    </style:style>
    <style:style style:name="T21" style:family="text">
      <style:text-properties officeooo:rsid="003517ce"/>
    </style:style>
    <style:style style:name="T22" style:family="text">
      <style:text-properties officeooo:rsid="00392ee2"/>
    </style:style>
    <style:style style:name="T23" style:family="text">
      <style:text-properties officeooo:rsid="00396a2c"/>
    </style:style>
    <style:style style:name="T24" style:family="text"/>
  </office:automatic-styles>
  <office:body>
    <office:text text:use-soft-page-breaks="true">
      <text:tracked-changes>
        <text:changed-region xml:id="ct94890941266112" text:id="ct94890941266112">
          <text:insertion>
            <office:change-info>
              <dc:creator>Autor desconhecido</dc:creator>
              <dc:date>2023-04-26T09:15:46</dc:date>
            </office:change-info>
          </text:insertion>
        </text:changed-region>
        <text:changed-region xml:id="ct94890941269568" text:id="ct94890941269568">
          <text:deletion>
            <office:change-info>
              <dc:creator>Autor desconhecido</dc:creator>
              <dc:date>2023-08-08T03:35:42</dc:date>
            </office:change-info>
            <text:p text:style-name="P23"><text:span text:style-name="Source_20_Text">sudo apt-get install lib32gcc1</text:span></text:p>
          </text:deletion>
        </text:changed-region>
        <text:changed-region xml:id="ct94890941271088" text:id="ct94890941271088">
          <text:insertion>
            <office:change-info>
              <dc:creator>Autor desconhecido</dc:creator>
              <dc:date>2023-08-08T01:45:49</dc:date>
            </office:change-info>
          </text:insertion>
        </text:changed-region>
        <text:changed-region xml:id="ct94890941271824" text:id="ct94890941271824">
          <text:insertion>
            <office:change-info>
              <dc:creator>Autor desconhecido</dc:creator>
              <dc:date>2023-08-08T02:21:38</dc:date>
            </office:change-info>
          </text:insertion>
        </text:changed-region>
        <text:changed-region xml:id="ct94890941272800" text:id="ct94890941272800">
          <text:insertion>
            <office:change-info>
              <dc:creator>Autor desconhecido</dc:creator>
              <dc:date>2023-04-26T09:13:59</dc:date>
            </office:change-info>
          </text:insertion>
        </text:changed-region>
        <text:changed-region xml:id="ct94890941276096" text:id="ct94890941276096">
          <text:insertion>
            <office:change-info>
              <dc:creator>Autor desconhecido</dc:creator>
              <dc:date>2023-04-26T09:06:17</dc:date>
            </office:change-info>
          </text:insertion>
        </text:changed-region>
        <text:changed-region xml:id="ct94890941280752" text:id="ct94890941280752">
          <text:insertion>
            <office:change-info>
              <dc:creator>Autor desconhecido</dc:creator>
              <dc:date>2023-04-26T09:09:10</dc:date>
            </office:change-info>
          </text:insertion>
        </text:changed-region>
        <text:changed-region xml:id="ct94890941290432" text:id="ct94890941290432">
          <text:insertion>
            <office:change-info>
              <dc:creator>Autor desconhecido</dc:creator>
              <dc:date>2023-04-26T09:11:09</dc:date>
            </office:change-info>
          </text:insertion>
        </text:changed-region>
        <text:changed-region xml:id="ct94890941296336" text:id="ct94890941296336">
          <text:insertion>
            <office:change-info>
              <dc:creator>Autor desconhecido</dc:creator>
              <dc:date>2023-04-26T09:16:10</dc:date>
            </office:change-info>
          </text:insertion>
        </text:changed-region>
        <text:changed-region xml:id="ct94890941304304" text:id="ct94890941304304">
          <text:insertion>
            <office:change-info>
              <dc:creator>Autor desconhecido</dc:creator>
              <dc:date>2023-04-26T12:38:20</dc:date>
            </office:change-info>
          </text:insertion>
        </text:changed-region>
        <text:changed-region xml:id="ct94890941300080" text:id="ct94890941300080">
          <text:insertion>
            <office:change-info>
              <dc:creator>Autor desconhecido</dc:creator>
              <dc:date>2023-04-26T09:16:10</dc:date>
            </office:change-info>
          </text:insertion>
        </text:changed-region>
        <text:changed-region xml:id="ct94890941297824" text:id="ct94890941297824">
          <text:insertion>
            <office:change-info>
              <dc:creator>Autor desconhecido</dc:creator>
              <dc:date>2023-04-26T09:17:14</dc:date>
            </office:change-info>
          </text:insertion>
        </text:changed-region>
        <text:changed-region xml:id="ct94890941298608" text:id="ct94890941298608">
          <text:insertion>
            <office:change-info>
              <dc:creator>Autor desconhecido</dc:creator>
              <dc:date>2023-04-26T09:14:41</dc:date>
            </office:change-info>
          </text:insertion>
        </text:changed-region>
        <text:changed-region xml:id="ct94890941307552" text:id="ct94890941307552">
          <text:insertion>
            <office:change-info>
              <dc:creator>Autor desconhecido</dc:creator>
              <dc:date>2023-04-26T09:17:27</dc:date>
            </office:change-info>
          </text:insertion>
        </text:changed-region>
        <text:changed-region xml:id="ct94890941328672" text:id="ct94890941328672">
          <text:insertion>
            <office:change-info>
              <dc:creator>Autor desconhecido</dc:creator>
              <dc:date>2023-04-26T09:19:57</dc:date>
            </office:change-info>
          </text:insertion>
        </text:changed-region>
        <text:changed-region xml:id="ct94890941328976" text:id="ct94890941328976">
          <text:insertion>
            <office:change-info>
              <dc:creator>Autor desconhecido</dc:creator>
              <dc:date>2023-04-28T03:01:17</dc:date>
            </office:change-info>
          </text:insertion>
        </text:changed-region>
        <text:changed-region xml:id="ct94890941331616" text:id="ct94890941331616">
          <text:insertion>
            <office:change-info>
              <dc:creator>Autor desconhecido</dc:creator>
              <dc:date>2023-04-26T10:53:04</dc:date>
            </office:change-info>
          </text:insertion>
        </text:changed-region>
        <text:changed-region xml:id="ct94890941335408" text:id="ct94890941335408">
          <text:insertion>
            <office:change-info>
              <dc:creator>Autor desconhecido</dc:creator>
              <dc:date>2023-04-26T10:56:42</dc:date>
            </office:change-info>
          </text:insertion>
        </text:changed-region>
        <text:changed-region xml:id="ct94890941336448" text:id="ct94890941336448">
          <text:insertion>
            <office:change-info>
              <dc:creator>Autor desconhecido</dc:creator>
              <dc:date>2023-04-26T10:53:04</dc:date>
            </office:change-info>
          </text:insertion>
        </text:changed-region>
        <text:changed-region xml:id="ct94890941338160" text:id="ct94890941338160">
          <text:insertion>
            <office:change-info>
              <dc:creator>Autor desconhecido</dc:creator>
              <dc:date>2023-04-26T09:19:57</dc:date>
            </office:change-info>
          </text:insertion>
        </text:changed-region>
        <text:changed-region xml:id="ct94890941339136" text:id="ct94890941339136">
          <text:insertion>
            <office:change-info>
              <dc:creator>Autor desconhecido</dc:creator>
              <dc:date>2023-04-26T09:32:54</dc:date>
            </office:change-info>
          </text:insertion>
        </text:changed-region>
        <text:changed-region xml:id="ct94890941347504" text:id="ct94890941347504">
          <text:insertion>
            <office:change-info>
              <dc:creator>Autor desconhecido</dc:creator>
              <dc:date>2023-04-26T09:34:28</dc:date>
            </office:change-info>
          </text:insertion>
        </text:changed-region>
        <text:changed-region xml:id="ct94890941350608" text:id="ct94890941350608">
          <text:insertion>
            <office:change-info>
              <dc:creator>Autor desconhecido</dc:creator>
              <dc:date>2023-04-26T09:37:42</dc:date>
            </office:change-info>
          </text:insertion>
        </text:changed-region>
        <text:changed-region xml:id="ct94890941353712" text:id="ct94890941353712">
          <text:insertion>
            <office:change-info>
              <dc:creator>Autor desconhecido</dc:creator>
              <dc:date>2023-04-26T09:34:28</dc:date>
            </office:change-info>
          </text:insertion>
        </text:changed-region>
        <text:changed-region xml:id="ct94890941355296" text:id="ct94890941355296">
          <text:insertion>
            <office:change-info>
              <dc:creator>Autor desconhecido</dc:creator>
              <dc:date>2023-04-26T09:39:23</dc:date>
            </office:change-info>
          </text:insertion>
        </text:changed-region>
        <text:changed-region xml:id="ct94890941358576" text:id="ct94890941358576">
          <text:insertion>
            <office:change-info>
              <dc:creator>Autor desconhecido</dc:creator>
              <dc:date>2023-04-26T09:19:57</dc:date>
            </office:change-info>
          </text:insertion>
        </text:changed-region>
        <text:changed-region xml:id="ct94890941374272" text:id="ct94890941374272">
          <text:insertion>
            <office:change-info>
              <dc:creator>Autor desconhecido</dc:creator>
              <dc:date>2023-04-26T09:40:05</dc:date>
            </office:change-info>
          </text:insertion>
        </text:changed-region>
        <text:changed-region xml:id="ct94890941379968" text:id="ct94890941379968">
          <text:insertion>
            <office:change-info>
              <dc:creator>Autor desconhecido</dc:creator>
              <dc:date>2023-04-26T09:45:05</dc:date>
            </office:change-info>
          </text:insertion>
        </text:changed-region>
        <text:changed-region xml:id="ct94890941381968" text:id="ct94890941381968">
          <text:insertion>
            <office:change-info>
              <dc:creator>Autor desconhecido</dc:creator>
              <dc:date>2023-04-28T03:29:22</dc:date>
            </office:change-info>
          </text:insertion>
        </text:changed-region>
        <text:changed-region xml:id="ct94890941385264" text:id="ct94890941385264">
          <text:insertion>
            <office:change-info>
              <dc:creator>Autor desconhecido</dc:creator>
              <dc:date>2023-04-26T09:57:18</dc:date>
            </office:change-info>
          </text:insertion>
        </text:changed-region>
        <text:changed-region xml:id="ct94890941385024" text:id="ct94890941385024">
          <text:insertion>
            <office:change-info>
              <dc:creator>Autor desconhecido</dc:creator>
              <dc:date>2023-04-26T09:41:04</dc:date>
            </office:change-info>
          </text:insertion>
        </text:changed-region>
        <text:changed-region xml:id="ct94890941384336" text:id="ct94890941384336">
          <text:insertion>
            <office:change-info>
              <dc:creator>Autor desconhecido</dc:creator>
              <dc:date>2023-04-26T09:57:59</dc:date>
            </office:change-info>
          </text:insertion>
        </text:changed-region>
        <text:changed-region xml:id="ct94890941383872" text:id="ct94890941383872">
          <text:insertion>
            <office:change-info>
              <dc:creator>Autor desconhecido</dc:creator>
              <dc:date>2023-04-26T09:59:51</dc:date>
            </office:change-info>
          </text:insertion>
        </text:changed-region>
        <text:changed-region xml:id="ct94890941383408" text:id="ct94890941383408">
          <text:insertion>
            <office:change-info>
              <dc:creator>Autor desconhecido</dc:creator>
              <dc:date>2023-04-28T03:32:32</dc:date>
            </office:change-info>
          </text:insertion>
        </text:changed-region>
        <text:changed-region xml:id="ct94890941382944" text:id="ct94890941382944">
          <text:insertion>
            <office:change-info>
              <dc:creator>Autor desconhecido</dc:creator>
              <dc:date>2023-04-26T10:01:32</dc:date>
            </office:change-info>
          </text:insertion>
        </text:changed-region>
        <text:changed-region xml:id="ct94890941391536" text:id="ct94890941391536">
          <text:insertion>
            <office:change-info>
              <dc:creator>Autor desconhecido</dc:creator>
              <dc:date>2023-04-26T09:58:35</dc:date>
            </office:change-info>
          </text:insertion>
        </text:changed-region>
        <text:changed-region xml:id="ct94890941397584" text:id="ct94890941397584">
          <text:insertion>
            <office:change-info>
              <dc:creator>Autor desconhecido</dc:creator>
              <dc:date>2023-04-26T10:01:51</dc:date>
            </office:change-info>
          </text:insertion>
        </text:changed-region>
        <text:changed-region xml:id="ct94890941398560" text:id="ct94890941398560">
          <text:insertion>
            <office:change-info>
              <dc:creator>Autor desconhecido</dc:creator>
              <dc:date>2023-04-28T03:31:25</dc:date>
            </office:change-info>
          </text:insertion>
        </text:changed-region>
        <text:changed-region xml:id="ct94890941356560" text:id="ct94890941356560">
          <text:insertion>
            <office:change-info>
              <dc:creator>Autor desconhecido</dc:creator>
              <dc:date>2023-04-26T10:02:03</dc:date>
            </office:change-info>
          </text:insertion>
        </text:changed-region>
        <text:changed-region xml:id="ct94890941367328" text:id="ct94890941367328">
          <text:insertion>
            <office:change-info>
              <dc:creator>Autor desconhecido</dc:creator>
              <dc:date>2023-04-26T10:08:31</dc:date>
            </office:change-info>
          </text:insertion>
        </text:changed-region>
        <text:changed-region xml:id="ct94890941386368" text:id="ct94890941386368">
          <text:insertion>
            <office:change-info>
              <dc:creator>Autor desconhecido</dc:creator>
              <dc:date>2023-04-26T10:09:54</dc:date>
            </office:change-info>
          </text:insertion>
        </text:changed-region>
        <text:changed-region xml:id="ct94890941422416" text:id="ct94890941422416">
          <text:insertion>
            <office:change-info>
              <dc:creator>Autor desconhecido</dc:creator>
              <dc:date>2023-04-26T10:11:05</dc:date>
            </office:change-info>
          </text:insertion>
        </text:changed-region>
        <text:changed-region xml:id="ct94890941422176" text:id="ct94890941422176">
          <text:insertion>
            <office:change-info>
              <dc:creator>Autor desconhecido</dc:creator>
              <dc:date>2023-04-26T10:08:31</dc:date>
            </office:change-info>
          </text:insertion>
        </text:changed-region>
        <text:changed-region xml:id="ct94890941421936" text:id="ct94890941421936">
          <text:insertion>
            <office:change-info>
              <dc:creator>Autor desconhecido</dc:creator>
              <dc:date>2023-04-28T03:38:42</dc:date>
            </office:change-info>
          </text:insertion>
        </text:changed-region>
        <text:changed-region xml:id="ct94890941421696" text:id="ct94890941421696">
          <text:insertion>
            <office:change-info>
              <dc:creator>Autor desconhecido</dc:creator>
              <dc:date>2023-04-26T10:11:48</dc:date>
            </office:change-info>
          </text:insertion>
        </text:changed-region>
        <text:changed-region xml:id="ct94890893443552" text:id="ct94890893443552">
          <text:insertion>
            <office:change-info>
              <dc:creator>Autor desconhecido</dc:creator>
              <dc:date>2023-04-26T10:14:35</dc:date>
            </office:change-info>
          </text:insertion>
        </text:changed-region>
        <text:changed-region xml:id="ct94890941428192" text:id="ct94890941428192">
          <text:deletion>
            <office:change-info>
              <dc:creator>Autor desconhecido</dc:creator>
              <dc:date>2023-07-12T21:25:35</dc:date>
            </office:change-info>
            <text:p text:style-name="P1"><text:span text:style-name="Source_20_Text"><text:span text:style-name="T3"/></text:span></text:p>
            <table:table table:name="Tabela1" table:style-name="Tabela1">
              <table:table-column table:style-name="Tabela1.A"/>
              <table:table-column table:style-name="Tabela1.B"/>
              <table:table-row>
                <table:table-cell table:style-name="Tabela1.A1" office:value-type="string">
                  <text:p text:style-name="P28"/>
                </table:table-cell>
                <table:table-cell table:style-name="Tabela1.A1" office:value-type="string">
                  <text:p text:style-name="Table_20_Contents"><text:a xlink:type="simple" xlink:href="http://localhost/phpmyadmin/index.php?route=/server/privileges&amp;username=ogpuser&amp;hostname=%25&amp;dbname=&amp;tablename=&amp;routinename=" text:style-name="Internet_20_link" text:visited-style-name="Visited_20_Internet_20_Link"/></text:p>
                </table:table-cell>
              </table:table-row>
            </table:table>
            <text:p text:style-name="P1"><text:span text:style-name="Source_20_Text"><text:span text:style-name="T3"/></text:span></text:p>
          </text:deletion>
        </text:changed-region>
        <text:changed-region xml:id="ct94890888425424" text:id="ct94890888425424">
          <text:insertion>
            <office:change-info>
              <dc:creator>Autor desconhecido</dc:creator>
              <dc:date>2023-04-26T10:15:06</dc:date>
            </office:change-info>
          </text:insertion>
        </text:changed-region>
        <text:changed-region xml:id="ct94890941467472" text:id="ct94890941467472">
          <text:insertion>
            <office:change-info>
              <dc:creator>Autor desconhecido</dc:creator>
              <dc:date>2023-04-26T10:02:03</dc:date>
            </office:change-info>
          </text:insertion>
        </text:changed-region>
        <text:changed-region xml:id="ct94890941467872" text:id="ct94890941467872">
          <text:insertion>
            <office:change-info>
              <dc:creator>Autor desconhecido</dc:creator>
              <dc:date>2023-07-12T21:25:48</dc:date>
            </office:change-info>
          </text:insertion>
        </text:changed-region>
        <text:changed-region xml:id="ct94890941469312" text:id="ct94890941469312">
          <text:insertion>
            <office:change-info>
              <dc:creator>Autor desconhecido</dc:creator>
              <dc:date>2023-04-26T10:38:00</dc:date>
            </office:change-info>
          </text:insertion>
        </text:changed-region>
        <text:changed-region xml:id="ct94890941471344" text:id="ct94890941471344">
          <text:insertion>
            <office:change-info>
              <dc:creator>Autor desconhecido</dc:creator>
              <dc:date>2023-04-26T10:41:18</dc:date>
            </office:change-info>
          </text:insertion>
        </text:changed-region>
        <text:changed-region xml:id="ct94890941481632" text:id="ct94890941481632">
          <text:insertion>
            <office:change-info>
              <dc:creator>Autor desconhecido</dc:creator>
              <dc:date>2023-04-28T03:51:42</dc:date>
            </office:change-info>
          </text:insertion>
        </text:changed-region>
        <text:changed-region xml:id="ct94890941482784" text:id="ct94890941482784">
          <text:insertion>
            <office:change-info>
              <dc:creator>Autor desconhecido</dc:creator>
              <dc:date>2023-04-26T10:41:18</dc:date>
            </office:change-info>
          </text:insertion>
        </text:changed-region>
        <text:changed-region xml:id="ct94890941483504" text:id="ct94890941483504">
          <text:insertion>
            <office:change-info>
              <dc:creator>Autor desconhecido</dc:creator>
              <dc:date>2023-04-26T10:43:11</dc:date>
            </office:change-info>
          </text:insertion>
        </text:changed-region>
        <text:changed-region xml:id="ct94890941503104" text:id="ct94890941503104">
          <text:insertion>
            <office:change-info>
              <dc:creator>Autor desconhecido</dc:creator>
              <dc:date>2023-08-08T03:36:05</dc:date>
            </office:change-info>
          </text:insertion>
        </text:changed-region>
        <text:changed-region xml:id="ct94891039351408" text:id="ct94891039351408">
          <text:insertion>
            <office:change-info>
              <dc:creator>Autor desconhecido</dc:creator>
              <dc:date>2023-09-02T12:20:33</dc:date>
            </office:change-info>
          </text:insertion>
        </text:changed-region>
        <text:changed-region xml:id="ct94890941504384" text:id="ct94890941504384">
          <text:insertion>
            <office:change-info>
              <dc:creator>Autor desconhecido</dc:creator>
              <dc:date>2023-08-11T19:45:20</dc:date>
            </office:change-info>
          </text:insertion>
        </text:changed-region>
        <text:changed-region xml:id="ct94890941505952" text:id="ct94890941505952">
          <text:insertion>
            <office:change-info>
              <dc:creator>Autor desconhecido</dc:creator>
              <dc:date>2023-04-26T10:41:18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Tutorial de instalação <text:s/>Open Game Panel</text:p>
      <text:p text:style-name="P8"/>
      <text:p text:style-name="P9"><text:change-start text:change-id="ct94890941266112"/>installer for OGP Agent</text:p>
      <text:p text:style-name="P8"><text:span text:style-name="Source_20_Text"/></text:p>
      <text:p text:style-name="P23"><text:change-end text:change-id="ct94890941266112"/><text:span text:style-name="Source_20_Text"><text:span text:style-name="T1">sudo </text:span></text:span><text:span text:style-name="Source_20_Text">apt-get update<text:line-break/>sudo apt-get upgrade<text:line-break/>sudo apt-get install libxml-parser-perl libpath-class-perl perl-modules screen rsync sudo e2fsprogs unzip subversion libarchive-extract-perl pure-ftpd libarchive-zip-perl libc6 libgcc1 git curl<text:line-break/>sudo apt-get install libc6-i386<text:line-break/>sudo apt-get install libgcc1:i386<text:line-break/></text:span><text:change text:change-id="ct94890941269568"/><text:change-start text:change-id="ct94890941271088"/></text:p>
      <text:p text:style-name="P24"><text:span text:style-name="Source_20_Text">sudo apt-get install lib32gcc-s1</text:span><text:change-end text:change-id="ct94890941271088"/><text:change-start text:change-id="ct94890941271824"/></text:p>
      <text:p text:style-name="P24"><text:change-end text:change-id="ct94890941271824"/><text:span text:style-name="Source_20_Text"><text:line-break/>sudo apt-get install libhttp-daemon-perl</text:span><text:change-start text:change-id="ct94890941272800"/></text:p>
      <text:p text:style-name="Standard"><text:change-end text:change-id="ct94890941272800"/><text:change-start text:change-id="ct94890941276096"/><text:span text:style-name="Source_20_Text"/></text:p>
      <text:p text:style-name="Standard"><text:span text:style-name="Source_20_Text"><text:span text:style-name="T5">apt-get install sudo</text:span></text:span></text:p>
      <text:p text:style-name="Standard"><text:span text:style-name="Source_20_Text"><text:span text:style-name="T5">usermod -aG sudo amauri</text:span></text:span></text:p>
      <text:p text:style-name="Standard"><text:change-end text:change-id="ct94890941276096"/><text:change-start text:change-id="ct94890941280752"/><text:span text:style-name="Source_20_Text"><text:span text:style-name="T5">sudo apt-get install libarchive-extract-perl</text:span></text:span></text:p>
      <text:p text:style-name="Standard"><text:span text:style-name="Source_20_Text"/></text:p>
      <text:p text:style-name="Standard"><text:span text:style-name="Source_20_Text"><text:span text:style-name="T5">wget -N "https://github.com/OpenGamePanel/Easy-Installers/raw/master/Linux/Debian-Ubuntu/ogp-agent-latest.deb" -O "ogp-agent-latest.deb"<text:line-break/>sudo dpkg -i "ogp-agent-latest.deb"</text:span></text:span></text:p>
      <text:p text:style-name="Standard"><text:span text:style-name="Source_20_Text"/></text:p>
      <text:p text:style-name="Standard"><text:change-end text:change-id="ct94890941280752"/><text:change-start text:change-id="ct94890941290432"/><text:span text:style-name="Source_20_Text"><text:span text:style-name="T5">sudo cat /root/ogp_user_password</text:span></text:span></text:p>
      <text:p text:style-name="Standard"><text:span text:style-name="Source_20_Text"/></text:p>
      <text:p text:style-name="Standard"><text:span text:style-name="Source_20_Text"/></text:p>
      <text:p text:style-name="Standard"><text:span text:style-name="Source_20_Text"><text:span text:style-name="T5">root@debian:~# sudo cat /root/ogp_user_password</text:span></text:span></text:p>
      <text:p text:style-name="Standard"><text:span text:style-name="Source_20_Text"><text:span text:style-name="T5">ogpUser=ogp_agent</text:span></text:span></text:p>
      <text:p text:style-name="Standard"><text:span text:style-name="Source_20_Text"><text:span text:style-name="T5">ogpPass=GFkfweXDf9ilfUZ</text:span></text:span></text:p>
      <text:p text:style-name="Standard"><text:span text:style-name="Source_20_Text"><text:span text:style-name="T5">ogpEnc=9hNOsGoa</text:span></text:span></text:p>
      <text:p text:style-name="Standard"><text:span text:style-name="Source_20_Text"><text:span text:style-name="T5">root@debian:~# </text:span></text:span><text:change-end text:change-id="ct94890941290432"/><text:change-start text:change-id="ct94890941296336"/></text:p>
      <text:p text:style-name="Standard"><text:span text:style-name="Source_20_Text"/></text:p>
      <text:p text:style-name="Standard"><text:span text:style-name="Source_20_Text"/></text:p>
      <text:p text:style-name="Standard"><text:span text:style-name="Source_20_Text"><text:span text:style-name="T5"><text:s/>vendo <text:s/>obs php-gettext git php-bcmath</text:span></text:span></text:p>
      <text:p text:style-name="Standard"><text:span text:style-name="Source_20_Text"/></text:p>
      <text:p text:style-name="P5"><text:change-end text:change-id="ct94890941296336"/><text:change-start text:change-id="ct94890941304304"/><text:span text:style-name="Source_20_Text"><text:span text:style-name="T5">sudo apt -y install php-php-gettext</text:span></text:span></text:p>
      <text:p text:style-name="P5"><text:span text:style-name="Source_20_Text"><text:span text:style-name="T5">sudo apt -</text:span></text:span><text:span text:style-name="Source_20_Text"><text:span text:style-name="T9">y</text:span></text:span><text:span text:style-name="Source_20_Text"><text:span text:style-name="T5"> install libc6-dbg gdb valgrind</text:span></text:span></text:p>
      <text:p text:style-name="Standard"><text:change-end text:change-id="ct94890941304304"/><text:change-start text:change-id="ct94890941300080"/><text:span text:style-name="Source_20_Text"/></text:p>
      <text:p text:style-name="Standard"><text:span text:style-name="Source_20_Text"/></text:p>
      <text:p text:style-name="Standard"><text:change-end text:change-id="ct94890941300080"/><text:change-start text:change-id="ct94890941297824"/><text:span text:style-name="Source_20_Text"><text:span text:style-name="T5">installer for OGP Panel</text:span></text:span><text:change-end text:change-id="ct94890941297824"/><text:change-start text:change-id="ct94890941298608"/></text:p>
      <text:p text:style-name="Standard"><text:span text:style-name="Source_20_Text"><text:span text:style-name="T5"><text:line-break/></text:span></text:span><text:change-end text:change-id="ct94890941298608"/><text:change-start text:change-id="ct94890941307552"/><text:span text:style-name="Source_20_Text"><text:span text:style-name="T5">root@debian:~# </text:span></text:span><text:change-end text:change-id="ct94890941307552"/><text:change-start text:change-id="ct94890941328672"/></text:p>
      <text:p text:style-name="Standard"><text:span text:style-name="Source_20_Text"/></text:p>
      <text:p text:style-name="P13"><text:span text:style-name="Source_20_Text"><text:span text:style-name="T5"><text:line-break/>sudo apt -y install apache2 curl subversion php8.2 php8.2-gd php8.2-zip libapache2-mod-php8.2 php8.2-curl php8.2-mysql php8.2-xmlrpc php8.2-mbstring php8.2-xmlrpc php8.2-bcmath</text:span></text:span></text:p>
      <text:p text:style-name="Standard"><text:span text:style-name="Source_20_Text"/></text:p>
      <text:p text:style-name="Standard"><text:soft-page-break/><text:span text:style-name="Source_20_Text"><text:span text:style-name="T5">sudo apt -</text:span></text:span><text:span text:style-name="Source_20_Text"><text:span text:style-name="T9">y</text:span></text:span><text:span text:style-name="Source_20_Text"><text:span text:style-name="T5"> install php</text:span></text:span><text:span text:style-name="Source_20_Text"><text:span text:style-name="T11">8</text:span></text:span><text:span text:style-name="Source_20_Text"><text:span text:style-name="T5">.</text:span></text:span><text:span text:style-name="Source_20_Text"><text:span text:style-name="T11">2</text:span></text:span><text:span text:style-name="Source_20_Text"><text:span text:style-name="T5">-xmlrpc</text:span></text:span></text:p>
      <text:p text:style-name="P11"><text:change-end text:change-id="ct94890941328672"/><text:change-start text:change-id="ct94890941328976"/><text:span text:style-name="Source_20_Text"><text:span text:style-name="T5">sudo apt</text:span></text:span><text:change-end text:change-id="ct94890941328976"/><text:change-start text:change-id="ct94890941331616"/><text:span text:style-name="Source_20_Text"><text:span text:style-name="T5"> -</text:span></text:span><text:span text:style-name="Source_20_Text"><text:span text:style-name="T9">y</text:span></text:span><text:span text:style-name="Source_20_Text"><text:span text:style-name="T5"> install php</text:span></text:span><text:span text:style-name="Source_20_Text"><text:span text:style-name="T11">8</text:span></text:span><text:span text:style-name="Source_20_Text"><text:span text:style-name="T5">.</text:span></text:span><text:span text:style-name="Source_20_Text"><text:span text:style-name="T11">2</text:span></text:span><text:span text:style-name="Source_20_Text"><text:span text:style-name="T5">-bcmath</text:span></text:span><text:change-end text:change-id="ct94890941331616"/><text:change-start text:change-id="ct94890941335408"/></text:p>
      <text:p text:style-name="P11"><text:span text:style-name="Source_20_Text"><text:span text:style-name="T5">sudo apt -</text:span></text:span><text:span text:style-name="Source_20_Text"><text:span text:style-name="T9">y</text:span></text:span><text:span text:style-name="Source_20_Text"><text:span text:style-name="T5"> install php-pear</text:span></text:span></text:p>
      <text:p text:style-name="P4"><text:change-end text:change-id="ct94890941335408"/><text:change-start text:change-id="ct94890941336448"/><text:span text:style-name="Source_20_Text"/></text:p>
      <text:p text:style-name="Standard"><text:change-end text:change-id="ct94890941336448"/><text:change-start text:change-id="ct94890941338160"/><text:span text:style-name="Source_20_Text"/></text:p>
      <text:p text:style-name="Standard"><text:span text:style-name="Source_20_Text"/></text:p>
      <text:p text:style-name="Preformatted_20_Text"><text:change-end text:change-id="ct94890941338160"/><text:change-start text:change-id="ct94890941339136"/><text:span text:style-name="Source_20_Text"><text:span text:style-name="T5">sudo apt install mariadb-server</text:span></text:span></text:p>
      <text:p text:style-name="Preformatted_20_Text"><text:change-end text:change-id="ct94890941339136"/><text:change-start text:change-id="ct94890941347504"/><text:span text:style-name="Source_20_Text"><text:span text:style-name="T5">sudo mysql_secure_installation</text:span></text:span></text:p>
      <text:p text:style-name="P12"><text:span text:style-name="Source_20_Text"><text:span text:style-name="T9">senha do mysql: 0073007</text:span></text:span></text:p>
      <text:p text:style-name="P12"><text:span text:style-name="Source_20_Text"><text:span text:style-name="T9">Switch to unix_socket authentication [Y/n] Y</text:span></text:span></text:p>
      <text:p text:style-name="P12"><text:span text:style-name="Source_20_Text"><text:span text:style-name="T9">Change the root password? [Y/n] Y</text:span></text:span></text:p>
      <text:p text:style-name="P12"><text:span text:style-name="Source_20_Text"><text:span text:style-name="T9">New password </text:span></text:span><text:span text:style-name="Source_20_Text"><text:span text:style-name="T10">0073007</text:span></text:span></text:p>
      <text:p text:style-name="P12"><text:span text:style-name="Source_20_Text"><text:span text:style-name="T10">Re-enter new password: 0073007</text:span></text:span></text:p>
      <text:p text:style-name="P12"><text:span text:style-name="Source_20_Text"/></text:p>
      <text:p text:style-name="P12"><text:span text:style-name="Source_20_Text"><text:span text:style-name="T10">Password updated successfully!</text:span></text:span></text:p>
      <text:p text:style-name="P12"><text:span text:style-name="Source_20_Text"><text:span text:style-name="T10">Reloading privilege tables..</text:span></text:span></text:p>
      <text:p text:style-name="P12"><text:span text:style-name="Source_20_Text"><text:span text:style-name="T10"><text:s/>... Success!</text:span></text:span></text:p>
      <text:p text:style-name="P12"><text:span text:style-name="Source_20_Text"><text:span text:style-name="T10">Remove anonymous users? [Y/n] n</text:span></text:span></text:p>
      <text:p text:style-name="P18"><text:span text:style-name="Source_20_Text"><text:span text:style-name="T10">Disallow root login remotely? [Y/n] n</text:span></text:span></text:p>
      <text:p text:style-name="P12"><text:span text:style-name="Source_20_Text"><text:span text:style-name="T10">Remove test database and access to it? [Y/n] y</text:span></text:span></text:p>
      <text:p text:style-name="P12"><text:span text:style-name="Source_20_Text"><text:span text:style-name="T10">Reload privilege tables now? [Y/n] y</text:span></text:span></text:p>
      <text:p text:style-name="P12"><text:span text:style-name="Source_20_Text"><text:span text:style-name="T10">Thanks for using MariaDB!</text:span></text:span></text:p>
      <text:p text:style-name="P12"><text:span text:style-name="Source_20_Text"/></text:p>
      <text:p text:style-name="Preformatted_20_Text"><text:span text:style-name="Source_20_Text"/></text:p>
      <text:p text:style-name="Preformatted_20_Text"><text:change-end text:change-id="ct94890941347504"/><text:change-start text:change-id="ct94890941350608"/><text:span text:style-name="Source_20_Text"><text:span text:style-name="T5">sudo mariadb</text:span></text:span></text:p>
      <text:p text:style-name="Preformatted_20_Text"><text:span text:style-name="Source_20_Text"><text:span text:style-name="T5">exit</text:span></text:span></text:p>
      <text:p text:style-name="Preformatted_20_Text"><text:change-end text:change-id="ct94890941350608"/><text:change-start text:change-id="ct94890941353712"/><text:span text:style-name="Source_20_Text"/></text:p>
      <text:p text:style-name="Preformatted_20_Text"><text:change-end text:change-id="ct94890941353712"/><text:change-start text:change-id="ct94890941355296"/><text:span text:style-name="Source_20_Text"><text:span text:style-name="T5">sudo apt install php libapache2-mod-php php-mysql</text:span></text:span></text:p>
      <text:p text:style-name="Standard"><text:change-end text:change-id="ct94890941355296"/><text:change-start text:change-id="ct94890941358576"/><text:span text:style-name="Source_20_Text"><text:span text:style-name="T5">sudo apt -</text:span></text:span><text:span text:style-name="Source_20_Text"><text:span text:style-name="T16">y</text:span></text:span><text:span text:style-name="Source_20_Text"><text:span text:style-name="T5"> install phpmyadmin</text:span></text:span><text:change-end text:change-id="ct94890941358576"/><text:change-start text:change-id="ct94890941374272"/></text:p>
      <text:p text:style-name="Preformatted_20_Text"><text:span text:style-name="Source_20_Text"/></text:p>
      <text:p text:style-name="Preformatted_20_Text"><text:span text:style-name="Source_20_Text"><text:span text:style-name="T5">php -v</text:span></text:span></text:p>
      <text:p text:style-name="Preformatted_20_Text"><text:span text:style-name="Source_20_Text"/></text:p>
      <text:p text:style-name="Preformatted_20_Text"><text:span text:style-name="Source_20_Text"><text:span text:style-name="T5">sudo mkdir /var/www/</text:span></text:span><text:span text:style-name="Source_20_Text"><text:span text:style-name="T6">html</text:span></text:span><text:span text:style-name="Source_20_Text"><text:span text:style-name="T5">/</text:span></text:span><text:span text:style-name="Source_20_Text"><text:span text:style-name="T12">f</text:span></text:span><text:span text:style-name="Source_20_Text"><text:span text:style-name="T5">ast</text:span></text:span><text:span text:style-name="Source_20_Text"><text:span text:style-name="T12">dl</text:span></text:span></text:p>
      <text:p text:style-name="Preformatted_20_Text"><text:change-end text:change-id="ct94890941374272"/><text:change-start text:change-id="ct94890941379968"/><text:span text:style-name="Source_20_Text"><text:span text:style-name="T5">sudo nano /var/www/</text:span></text:span><text:span text:style-name="Source_20_Text"><text:span text:style-name="T6">html/</text:span></text:span><text:span text:style-name="Source_20_Text"><text:span text:style-name="T12">f</text:span></text:span><text:span text:style-name="Source_20_Text"><text:span text:style-name="T5">ast</text:span></text:span><text:span text:style-name="Source_20_Text"><text:span text:style-name="T12">dl</text:span></text:span><text:span text:style-name="Source_20_Text"><text:span text:style-name="T5">/info.php</text:span></text:span></text:p>
      <text:p text:style-name="Preformatted_20_Text"><text:span text:style-name="Source_20_Text"/></text:p>
      <text:p text:style-name="Preformatted_20_Text"><text:span text:style-name="Source_20_Text"><text:span text:style-name="T5">&lt;?php</text:span></text:span></text:p>
      <text:p text:style-name="Preformatted_20_Text"><text:span text:style-name="Source_20_Text"><text:span text:style-name="T5">phpinfo();</text:span></text:span></text:p>
      <text:p text:style-name="Preformatted_20_Text"><text:span text:style-name="Source_20_Text"><text:span text:style-name="T5">?&gt;</text:span></text:span><text:change-end text:change-id="ct94890941379968"/><text:change-start text:change-id="ct94890941381968"/></text:p>
      <text:p text:style-name="Preformatted_20_Text"><text:span text:style-name="Source_20_Text"/></text:p>
      <text:p text:style-name="P14"><text:span text:style-name="Source_20_Text"><text:span text:style-name="T5">sudo service apache2 restart</text:span></text:span><text:change-end text:change-id="ct94890941381968"/><text:change-start text:change-id="ct94890941385264"/></text:p>
      <text:p text:style-name="Preformatted_20_Text"><text:span text:style-name="Source_20_Text"/></text:p>
      <text:p text:style-name="P6"><text:span text:style-name="Source_20_Text"><text:span text:style-name="T5">http://</text:span></text:span><text:span text:style-name="Source_20_Text"><text:span text:style-name="T15">localhost/</text:span></text:span><text:span text:style-name="Source_20_Text"><text:span text:style-name="T17">f</text:span></text:span><text:span text:style-name="Source_20_Text"><text:span text:style-name="T7">ast</text:span></text:span><text:span text:style-name="Source_20_Text"><text:span text:style-name="T13">dl</text:span></text:span><text:span text:style-name="Source_20_Text"><text:span text:style-name="T5">/info.php</text:span></text:span></text:p>
      <text:p text:style-name="Preformatted_20_Text"><text:change-end text:change-id="ct94890941385264"/><text:change-start text:change-id="ct94890941385024"/></text:p>
      <text:p text:style-name="Preformatted_20_Text"><text:span text:style-name="Source_20_Text"/></text:p>
      <text:p text:style-name="P1"><text:change-end text:change-id="ct94890941385024"/><text:change-start text:change-id="ct94890941384336"/><text:span text:style-name="Source_20_Text"><text:span text:style-name="T2">sudo mariadb</text:span></text:span></text:p>
      <text:p text:style-name="P3"><text:span text:style-name="Source_20_Text"/></text:p>
      <text:p text:style-name="P19"><text:span text:style-name="Source_20_Text"><text:span text:style-name="T2">CREATE USER 'ogpuser'@'%' IDENTIFIED BY '</text:span></text:span><text:span text:style-name="Source_20_Text"><text:span text:style-name="T3">0073007</text:span></text:span><text:span text:style-name="Source_20_Text"><text:span text:style-name="T2">';</text:span></text:span><text:change-end text:change-id="ct94890941384336"/><text:change-start text:change-id="ct94890941383872"/></text:p>
      <text:p text:style-name="P3"><text:span text:style-name="Source_20_Text"/></text:p>
      <text:p text:style-name="P3"><text:change-end text:change-id="ct94890941383872"/><text:change-start text:change-id="ct94890941383408"/>REVOKE ALL PRIVILEGES ON *.* FROM 'ogpuser'@'%'; GRANT ALL PRIVILEGES ON *.* TO 'ogpuser'@'%' REQUIRE NONE WITH GRANT OPTION MAX_QUERIES_PER_HOUR 0 MAX_CONNECTIONS_PER_HOUR 0 MAX_UPDATES_PER_HOUR 0 MAX_USER_CONNECTIONS 0; <text:change-end text:change-id="ct94890941383408"/><text:change-start text:change-id="ct94890941382944"/></text:p>
      <text:p text:style-name="P1"><text:change-end text:change-id="ct94890941382944"/><text:change-start text:change-id="ct94890941391536"/><text:soft-page-break/><text:span text:style-name="Source_20_Text"/></text:p>
      <text:p text:style-name="P1"><text:change-end text:change-id="ct94890941391536"/><text:change-start text:change-id="ct94890941397584"/><text:span text:style-name="Source_20_Text"><text:span text:style-name="T2">exit</text:span></text:span><text:change-end text:change-id="ct94890941397584"/><text:change-start text:change-id="ct94890941398560"/></text:p>
      <text:p text:style-name="P2"><text:change-end text:change-id="ct94890941398560"/><text:change-start text:change-id="ct94890941356560"/><text:span text:style-name="Source_20_Text"/></text:p>
      <text:p text:style-name="P19"><text:span text:style-name="Source_20_Text"><text:span text:style-name="T2">mariadb -u ogpuser -</text:span></text:span><text:span text:style-name="Source_20_Text"><text:span text:style-name="T3">p</text:span></text:span></text:p>
      <text:p text:style-name="P19"><text:span text:style-name="Source_20_Text"/></text:p>
      <text:p text:style-name="P15"><text:span text:style-name="Source_20_Text"><text:span text:style-name="T2">CREATE DATABASE ogp_panel;</text:span></text:span></text:p>
      <text:p text:style-name="P1"><text:span text:style-name="Source_20_Text"/></text:p>
      <text:p text:style-name="P1"><text:change-end text:change-id="ct94890941356560"/><text:change-start text:change-id="ct94890941367328"/><text:span text:style-name="Source_20_Text"><text:span text:style-name="T3">SHOW DATABASES;</text:span></text:span></text:p>
      <text:p text:style-name="P1"><text:span text:style-name="Source_20_Text"/></text:p>
      <text:p text:style-name="P1"><text:span text:style-name="Source_20_Text"><text:span text:style-name="T3">MariaDB [(none)]&gt; SHOW DATABASES;</text:span></text:span></text:p>
      <text:p text:style-name="P1"><text:span text:style-name="Source_20_Text"><text:span text:style-name="T3">+--------------------+</text:span></text:span></text:p>
      <text:p text:style-name="P1"><text:span text:style-name="Source_20_Text"><text:span text:style-name="T3">| Database <text:s text:c="10"/>|</text:span></text:span></text:p>
      <text:p text:style-name="P1"><text:span text:style-name="Source_20_Text"><text:span text:style-name="T3">+--------------------+</text:span></text:span></text:p>
      <text:p text:style-name="P1"><text:span text:style-name="Source_20_Text"><text:span text:style-name="T3">| information_schema |</text:span></text:span></text:p>
      <text:p text:style-name="P1"><text:span text:style-name="Source_20_Text"><text:span text:style-name="T3">| mysql <text:s text:c="13"/>|</text:span></text:span></text:p>
      <text:p text:style-name="P1"><text:span text:style-name="Source_20_Text"><text:span text:style-name="T3">| ogp_panel <text:s text:c="9"/>|</text:span></text:span></text:p>
      <text:p text:style-name="P1"><text:span text:style-name="Source_20_Text"><text:span text:style-name="T3">| performance_schema |</text:span></text:span></text:p>
      <text:p text:style-name="P1"><text:span text:style-name="Source_20_Text"><text:span text:style-name="T3">| phpmyadmin <text:s text:c="8"/>|</text:span></text:span></text:p>
      <text:p text:style-name="P1"><text:span text:style-name="Source_20_Text"><text:span text:style-name="T3">+--------------------+</text:span></text:span></text:p>
      <text:p text:style-name="P1"><text:span text:style-name="Source_20_Text"><text:span text:style-name="T3">5 rows in set (0,000 sec)</text:span></text:span></text:p>
      <text:p text:style-name="P1"><text:span text:style-name="Source_20_Text"/></text:p>
      <text:p text:style-name="P15"><text:span text:style-name="Source_20_Text"><text:span text:style-name="T3">CREATE TABLE ogp_panel.todo_list (</text:span></text:span></text:p>
      <text:p text:style-name="Preformatted_20_Text"><text:span text:style-name="Source_20_Text"><text:s text:c="8"/>item_id INT AUTO_INCREMENT,</text:span></text:p>
      <text:p text:style-name="Preformatted_20_Text"><text:span text:style-name="Source_20_Text"><text:s text:c="8"/>content VARCHAR(255),</text:span></text:p>
      <text:p text:style-name="Preformatted_20_Text"><text:span text:style-name="Source_20_Text"><text:s text:c="8"/>PRIMARY KEY(item_id)</text:span></text:p>
      <text:p text:style-name="Preformatted_20_Text"><text:span text:style-name="Source_20_Text">);</text:span></text:p>
      <text:p text:style-name="Preformatted_20_Text"><text:span text:style-name="Source_20_Text"/></text:p>
      <text:p text:style-name="P16"><text:change-end text:change-id="ct94890941367328"/><text:change-start text:change-id="ct94890941386368"/><text:span text:style-name="Source_20_Text">INSERT INTO </text:span><text:span text:style-name="Source_20_Text"><text:span text:style-name="T3">ogp_panel</text:span></text:span><text:span text:style-name="Source_20_Text">.todo_list (content) VALUES ("</text:span><text:span text:style-name="Source_20_Text"><text:span text:style-name="T18">Ok meu banco de dados :) Amauri Mysql</text:span></text:span><text:span text:style-name="Source_20_Text">");</text:span></text:p>
      <text:p text:style-name="P16"><text:change-end text:change-id="ct94890941386368"/><text:change-start text:change-id="ct94890941422416"/><text:span text:style-name="Source_20_Text">SELECT * FROM </text:span><text:span text:style-name="Source_20_Text"><text:span text:style-name="T3">ogp_panel</text:span></text:span><text:span text:style-name="Source_20_Text">.todo_list;</text:span></text:p>
      <text:p text:style-name="P16"><text:span text:style-name="Source_20_Text"><text:span text:style-name="T20">exit</text:span></text:span></text:p>
      <text:p text:style-name="Preformatted_20_Text"><text:change-end text:change-id="ct94890941422416"/><text:change-start text:change-id="ct94890941422176"/><text:span text:style-name="Source_20_Text"/></text:p>
      <text:p text:style-name="P7"><text:change-end text:change-id="ct94890941422176"/><text:change-start text:change-id="ct94890941421936"/><text:span text:style-name="Source_20_Text"><text:span text:style-name="T20">sudo </text:span></text:span><text:change-end text:change-id="ct94890941421936"/><text:change-start text:change-id="ct94890941421696"/><text:span text:style-name="Source_20_Text">nano /var/www/</text:span><text:span text:style-name="Source_20_Text"><text:span text:style-name="T19">html/</text:span></text:span><text:span text:style-name="Source_20_Text"><text:span text:style-name="T21">f</text:span></text:span><text:span text:style-name="Source_20_Text"><text:span text:style-name="T8">ast</text:span></text:span><text:span text:style-name="Source_20_Text"><text:span text:style-name="T14">dl</text:span></text:span><text:span text:style-name="Source_20_Text">/todo_list.php</text:span><text:change-end text:change-id="ct94890941421696"/><text:change-start text:change-id="ct94890893443552"/></text:p>
      <text:p text:style-name="P1"><text:span text:style-name="Source_20_Text"/></text:p>
      <text:p text:style-name="P1"><text:span text:style-name="Source_20_Text"><text:span text:style-name="T3">&lt;?php</text:span></text:span></text:p>
      <text:p text:style-name="P17"><text:span text:style-name="Source_20_Text"><text:span text:style-name="T3">$user = "</text:span></text:span><text:span text:style-name="Source_20_Text"><text:span text:style-name="T2">ogpuser</text:span></text:span><text:span text:style-name="Source_20_Text"><text:span text:style-name="T3">";</text:span></text:span></text:p>
      <text:p text:style-name="P1"><text:span text:style-name="Source_20_Text"><text:span text:style-name="T3">$password = "0073007";</text:span></text:span></text:p>
      <text:p text:style-name="P17"><text:span text:style-name="Source_20_Text"><text:span text:style-name="T3">$database = "ogp_panel";</text:span></text:span></text:p>
      <text:p text:style-name="P1"><text:span text:style-name="Source_20_Text"><text:span text:style-name="T3">$table = "todo_list";</text:span></text:span></text:p>
      <text:p text:style-name="P1"><text:span text:style-name="Source_20_Text"/></text:p>
      <text:p text:style-name="P1"><text:span text:style-name="Source_20_Text"><text:span text:style-name="T3">try {</text:span></text:span></text:p>
      <text:p text:style-name="P1"><text:span text:style-name="Source_20_Text"><text:span text:style-name="T3"><text:s text:c="2"/>$db = new PDO("mysql:host=localhost;dbname=$database", $user, $password);</text:span></text:span></text:p>
      <text:p text:style-name="P1"><text:span text:style-name="Source_20_Text"><text:span text:style-name="T3"><text:s text:c="2"/>echo "&lt;h2&gt;TODO&lt;/h2&gt;&lt;ol&gt;"; </text:span></text:span></text:p>
      <text:p text:style-name="P1"><text:span text:style-name="Source_20_Text"><text:span text:style-name="T3"><text:s text:c="2"/>foreach($db-&gt;query("SELECT content FROM $table") as $row) {</text:span></text:span></text:p>
      <text:p text:style-name="P1"><text:span text:style-name="Source_20_Text"><text:span text:style-name="T3"><text:s text:c="4"/>echo "&lt;li&gt;" . $row['content'] . "&lt;/li&gt;";</text:span></text:span></text:p>
      <text:p text:style-name="P1"><text:span text:style-name="Source_20_Text"><text:span text:style-name="T3"><text:s text:c="2"/>}</text:span></text:span></text:p>
      <text:p text:style-name="P1"><text:span text:style-name="Source_20_Text"><text:span text:style-name="T3"><text:s text:c="2"/>echo "&lt;/ol&gt;";</text:span></text:span></text:p>
      <text:p text:style-name="P1"><text:span text:style-name="Source_20_Text"><text:span text:style-name="T3">} catch (PDOException $e) {</text:span></text:span></text:p>
      <text:p text:style-name="P1"><text:span text:style-name="Source_20_Text"><text:span text:style-name="T3"><text:s text:c="4"/>print "Error!: " . $e-&gt;getMessage() . "&lt;br/&gt;";</text:span></text:span></text:p>
      <text:p text:style-name="P1"><text:span text:style-name="Source_20_Text"><text:span text:style-name="T3"><text:s text:c="4"/>die();</text:span></text:span></text:p>
      <text:p text:style-name="P1"><text:span text:style-name="Source_20_Text"><text:span text:style-name="T3">}</text:span></text:span></text:p>
      <text:p text:style-name="P1"><text:span text:style-name="Source_20_Text"><text:span text:style-name="T3">?&gt;</text:span></text:span></text:p>
      <text:p text:style-name="P1"><text:span text:style-name="Source_20_Text"/></text:p>
      <text:p text:style-name="P1"><text:span text:style-name="Source_20_Text"/></text:p>
      <text:p text:style-name="P1"><text:span text:style-name="Source_20_Text"><text:span text:style-name="T3">https://www.phpmyadmin.net/</text:span></text:span><text:change-end text:change-id="ct94890893443552"/><text:change text:change-id="ct94890941428192"/><text:change-start text:change-id="ct94890888425424"/><text:span text:style-name="T3"/></text:p>
      <text:p text:style-name="P1"><text:change-end text:change-id="ct94890888425424"/><text:change-start text:change-id="ct94890941467472"/><text:span text:style-name="Source_20_Text"/></text:p>
      <text:p text:style-name="P20"><text:change-end text:change-id="ct94890941467472"/><text:change-start text:change-id="ct94890941467872"/><text:soft-page-break/><text:span text:style-name="Source_20_Text"><text:span text:style-name="T4">Install Panel PHP OPEN GAME PANEL</text:span></text:span><text:change-end text:change-id="ct94890941467872"/><text:change-start text:change-id="ct94890941469312"/></text:p>
      <text:p text:style-name="P2"><text:span text:style-name="Source_20_Text"/></text:p>
      <text:p text:style-name="P2"><text:change-end text:change-id="ct94890941469312"/><text:change-start text:change-id="ct94890941471344"/><text:span text:style-name="Source_20_Text"><text:span text:style-name="T2">wget -N "https://github.com/OpenGamePanel/Easy-Installers/raw/master/Linux/Debian-Ubuntu/ogp-panel-latest.deb" -O "ogp-panel-latest.deb"<text:line-break/>sudo dpkg -i "ogp-panel-latest.deb"</text:span></text:span></text:p>
      <text:p text:style-name="P2"><text:span text:style-name="Source_20_Text"/></text:p>
      <text:p text:style-name="P2"><text:span text:style-name="Source_20_Text"><text:span text:style-name="T2">Please enter the MySQL root user password so that a MySQL database can be preconfigured for OGP: 0073007</text:span></text:span></text:p>
      <text:p text:style-name="P2"><text:span text:style-name="Source_20_Text"/></text:p>
      <text:p text:style-name="P2"><text:span text:style-name="Source_20_Text"/></text:p>
      <text:p text:style-name="P21"><text:span text:style-name="Source_20_Text"><text:span text:style-name="T4">Acess http://localhost/install.php</text:span></text:span></text:p>
      <text:p text:style-name="P2"><text:span text:style-name="Source_20_Text"/></text:p>
      <text:p text:style-name="P2"><text:span text:style-name="Source_20_Text"><text:span text:style-name="T2">cd /var/www/html/</text:span></text:span></text:p>
      <text:p text:style-name="P2"><text:span text:style-name="Source_20_Text"><text:span text:style-name="T2">rm -r install.php</text:span></text:span></text:p>
      <text:p text:style-name="P22"><text:change-end text:change-id="ct94890941471344"/><text:change-start text:change-id="ct94890941481632"/><text:span text:style-name="Source_20_Text"/></text:p>
      <text:p text:style-name="P22"><text:change-end text:change-id="ct94890941481632"/><text:change-start text:change-id="ct94890941482784"/><text:span text:style-name="Source_20_Text"/></text:p>
      <text:p text:style-name="P2"><text:change-end text:change-id="ct94890941482784"/><text:change-start text:change-id="ct94890941483504"/><text:span text:style-name="Source_20_Text"><text:span text:style-name="T2">sudo cat /root/ogp_panel_mysql_info </text:span></text:span><text:change-end text:change-id="ct94890941483504"/><text:change-start text:change-id="ct94890941503104"/></text:p>
      <text:p text:style-name="P2"><text:span text:style-name="Source_20_Text"/></text:p>
      <text:p text:style-name="P2"><text:span text:style-name="Source_20_Text"/></text:p>
      <text:p text:style-name="P2"><text:span text:style-name="Source_20_Text"><text:span text:style-name="T23">s</text:span></text:span><text:span text:style-name="Source_20_Text">udo </text:span><text:span text:style-name="Source_20_Text"><text:span text:style-name="T22">chmod 777</text:span></text:span><text:span text:style-name="Source_20_Text"> /var/www/html/fastdl/</text:span></text:p>
      <text:p text:style-name="P2"><text:span text:style-name="Source_20_Text"/></text:p>
      <text:p text:style-name="P2"><text:span text:style-name="Source_20_Text"><text:span text:style-name="T2">first locate this file copy it in my documents</text:span></text:span></text:p>
      <text:p text:style-name="P2"><text:span text:style-name="Source_20_Text"><text:span text:style-name="T2">**libgcc_s.so.1**</text:span></text:span></text:p>
      <text:p text:style-name="P2"><text:span text:style-name="Source_20_Text"/></text:p>
      <text:p text:style-name="P2"><text:span text:style-name="Source_20_Text"><text:span text:style-name="T2">/home/amauri/.local/share/Steam/steamapps/common/SteamLinuxRuntime_sniper/sniper_platform_0.20230605.51441/files/lib/i386-linux-gnu/</text:span></text:span></text:p>
      <text:p text:style-name="P2"><text:span text:style-name="Source_20_Text"/></text:p>
      <text:p text:style-name="P2"><text:span text:style-name="Source_20_Text"><text:span text:style-name="T2">**i386-linux-gnu**</text:span></text:span></text:p>
      <text:p text:style-name="P2"><text:span text:style-name="Source_20_Text"><text:span text:style-name="T2">then you must put in the two OGP server directory</text:span></text:span></text:p>
      <text:p text:style-name="P2"><text:span text:style-name="Source_20_Text"/></text:p>
      <text:p text:style-name="P2"><text:span text:style-name="Source_20_Text"><text:span text:style-name="T2">cp '/home/amauri/Downloads/libgcc_s.so.1' /home/ogp_agent/OGP_User_Files/1/bin</text:span></text:span></text:p>
      <text:p text:style-name="P2"><text:span text:style-name="Source_20_Text"/></text:p>
      <text:p text:style-name="P2"><text:change-end text:change-id="ct94890941503104"/><text:change-start text:change-id="ct94891039351408"/><text:span text:style-name="Source_20_Text"><text:span text:style-name="T2">cp '/home/amauri/Downloads/libgcc_s.so.1' /home/ogp_agent/OGP_User_Files/1/csgo/bin</text:span></text:span><text:change-end text:change-id="ct94891039351408"/><text:change-start text:change-id="ct94890941504384"/></text:p>
      <text:p text:style-name="P2"><text:change-end text:change-id="ct94890941504384"/><text:change-start text:change-id="ct94890941505952"/><text:span text:style-name="Source_20_Text"/></text:p>
      <text:p text:style-name="P2"><text:span text:style-name="Source_20_Text"/></text:p>
      <text:p text:style-name="P2"><text:change-end text:change-id="ct94890941505952"/><text:span text:style-name="Source_20_Text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a" style:family="paragraph" style:parent-style-name="Standard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6T09:01:25.440704616</meta:creation-date>
    <dc:date>2023-09-02T12:20:40.180485809</dc:date>
    <meta:editing-duration>PT3H4M58S</meta:editing-duration>
    <meta:editing-cycles>21</meta:editing-cycles>
    <meta:generator>LibreOffice/7.4.7.2$Linux_X86_64 LibreOffice_project/40$Build-2</meta:generator>
    <meta:document-statistic meta:table-count="1" meta:image-count="0" meta:object-count="0" meta:page-count="4" meta:paragraph-count="111" meta:word-count="475" meta:character-count="4191" meta:non-whitespace-character-count="3731"/>
  </office:meta>
</office:document-meta>
</file>